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9" style:family="paragraph" style:parent-style-name="Standard" style:list-style-name="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10" style:family="paragraph" style:parent-style-name="Standard" style:list-style-name="">
      <style:text-properties fo:font-size="24pt" fo:font-weight="bold" style:font-size-asian="24pt" style:font-weight-asian="bold" style:font-size-complex="24pt"/>
    </style:style>
    <style:style style:name="P11" style:family="paragraph" style:parent-style-name="Standard" style:list-style-name="">
      <style:paragraph-properties fo:text-align="center" style:justify-single-word="false"/>
    </style:style>
    <style:style style:name="P12" style:family="paragraph" style:parent-style-name="Standard" style:list-style-name="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 style:list-style-name="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2c9e5" style:font-size-asian="14pt" style:font-weight-asian="bold" style:font-size-complex="14pt"/>
    </style:style>
    <style:style style:name="T3" style:family="text">
      <style:text-properties officeooo:rsid="00154bbf"/>
    </style:style>
    <style:style style:name="T4" style:family="text"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NAME"/>
        <text:user-field-decl office:value-type="string" office:string-value="HJ1" text:name="HJ1"/>
        <text:user-field-decl office:value-type="string" office:string-value="HJ2" text:name="HJ2"/>
        <text:user-field-decl office:value-type="string" office:string-value="HJ3" text:name="HJ3"/>
        <text:user-field-decl office:value-type="string" office:string-value="HJ4" text:name="HJ4"/>
        <text:user-field-decl office:value-type="string" office:string-value="K1" text:name="K1"/>
        <text:user-field-decl office:value-type="string" office:string-value="K2" text:name="K2"/>
        <text:user-field-decl office:value-type="string" office:string-value="K3" text:name="K3"/>
        <text:user-field-decl office:value-type="string" office:string-value="P" text:name="P"/>
        <text:user-field-decl office:value-type="string" office:string-value="1A, 3A, 3B" text:name="A123"/>
        <text:user-field-decl office:value-type="string" office:string-value="Kurs" text:name="KURS"/>
        <text:user-field-decl office:value-type="string" office:string-value="Lehrer" text:name="LEHRER"/>
        <text:user-field-decl office:value-type="string" office:string-value="JAHR" text:name="JAHR"/>
      </text:user-field-decls>
      <text:p text:style-name="P15">Freie Waldorfschule Hannover-Bothfeld</text:p>
      <text:p text:style-name="P3"/>
      <text:h text:style-name="P9" text:outline-level="1">Abiturprüfung <text:user-field-get text:name="JAHR">JAHR</text:user-field-get></text:h>
      <text:p text:style-name="P6"/>
      <text:h text:style-name="P11" text:outline-level="1"><text:span text:style-name="T1"><text:user-field-get text:name="KURS">Kurs</text:user-field-get></text:span><text:span text:style-name="T1"><text:s/>(</text:span><text:span text:style-name="T2"><text:user-field-get text:name="LEHRER">Lehrer</text:user-field-get></text:span><text:span text:style-name="T1">)</text:span></text:h>
      <text:p text:style-name="P3"/>
      <text:p text:style-name="P2"/>
      <text:p text:style-name="Standard"/>
      <text:h text:style-name="P12" text:outline-level="1">Aufgabe<text:span text:style-name="T3">(n)</text:span> <text:user-field-get text:name="A123">1A, 3A, 3B</text:user-field-get></text:h>
      <text:p text:style-name="P7"/>
      <text:p text:style-name="Standard"/>
      <text:p text:style-name="Standard"/>
      <text:p text:style-name="Standard"/>
      <text:p text:style-name="P8"><text:user-field-get text:name="NAME">NAME</text:user-field-get></text:p>
      <text:p text:style-name="P1">…………….…………………………………………..</text:p>
      <text:p text:style-name="P14">(Name des Prüflings)</text:p>
      <text:p text:style-name="P3"/>
      <text:p text:style-name="Standard"/>
      <text:p text:style-name="Standard"/>
      <text:h text:style-name="P10" text:outline-level="1">Ergebnisse (Punkte)</text:h>
      <text:p text:style-name="P5"/>
      <text:p text:style-name="P5">1. Halbjahr:<text:tab/><text:tab/><text:user-field-get text:name="HJ1">HJ1</text:user-field-get></text:p>
      <text:p text:style-name="P5"/>
      <text:p text:style-name="P5">2. Halbjahr:<text:tab/><text:tab/><text:user-field-get text:name="HJ2">HJ2</text:user-field-get></text:p>
      <text:p text:style-name="P5"/>
      <text:p text:style-name="P5">3. Halbjahr:<text:tab/><text:tab/><text:user-field-get text:name="HJ3">HJ3</text:user-field-get></text:p>
      <text:p text:style-name="P5"/>
      <text:p text:style-name="P5">4. Halbjahr:<text:tab/><text:tab/><text:user-field-get text:name="HJ4">HJ4</text:user-field-get></text:p>
      <text:p text:style-name="Standard"/>
      <text:p text:style-name="P5"/>
      <text:p text:style-name="P5">1. Klausur (13):<text:tab/><text:tab/><text:user-field-get text:name="K1">K1</text:user-field-get></text:p>
      <text:p text:style-name="P5"/>
      <text:p text:style-name="P5">2. Klausur (13):<text:tab/><text:tab/><text:user-field-get text:name="K2">K2</text:user-field-get></text:p>
      <text:p text:style-name="P5"/>
      <text:p text:style-name="P5">3. Klausur (13):<text:tab/><text:tab/><text:user-field-get text:name="K3">K3</text:user-field-get></text:p>
      <text:p text:style-name="P5"/>
      <text:h text:style-name="P13" text:outline-level="1"/>
      <text:h text:style-name="P13" text:outline-level="1"/>
      <text:h text:style-name="P13" text:outline-level="1">Prüfungsklausur:<text:tab/><text:tab/><text:user-field-get text:name="P">P</text:user-field-get><text:tab/>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kumentstruktur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iturprüfung 2010</dc:title>
    <dc:subject/>
    <meta:keyword/>
    <meta:initial-creator>walther</meta:initial-creator>
    <meta:creation-date>2019-03-28T14:39:00</meta:creation-date>
    <dc:date>2019-05-10T12:17:43.026516224</dc:date>
    <meta:print-date>2019-03-28T13:37:00</meta:print-date>
    <meta:editing-cycles>15</meta:editing-cycles>
    <meta:editing-duration>PT13M16S</meta:editing-duration>
    <meta:generator>LibreOffice/6.2.3.2$Linux_X86_64 LibreOffice_project/20$Build-2</meta:generator>
    <meta:document-statistic meta:table-count="0" meta:image-count="0" meta:object-count="0" meta:page-count="1" meta:paragraph-count="16" meta:word-count="44" meta:character-count="304" meta:non-whitespace-character-count="267"/>
  </office:meta>
</office:document-meta>
</file>